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erif" fo:font-size="12pt" officeooo:rsid="00164b31" officeooo:paragraph-rsid="00164b3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164b31" officeooo:paragraph-rsid="00164b3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1a806e" officeooo:paragraph-rsid="001a806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164b31" officeooo:paragraph-rsid="00164b3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164b31" officeooo:paragraph-rsid="0027563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175359" officeooo:paragraph-rsid="00164b3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175359" officeooo:paragraph-rsid="0017535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175359" officeooo:paragraph-rsid="0027563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ize="12pt" officeooo:rsid="00275639" officeooo:paragraph-rsid="0027563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175359" officeooo:paragraph-rsid="0017535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18d19d" officeooo:paragraph-rsid="0018d19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1a806e" officeooo:paragraph-rsid="001a806e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1f21e8" officeooo:paragraph-rsid="001f21e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1b7558" officeooo:paragraph-rsid="001a806e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275639" officeooo:paragraph-rsid="0018d19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275639" officeooo:paragraph-rsid="0027563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7db65" officeooo:paragraph-rsid="0037db6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991f4" officeooo:paragraph-rsid="003991f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a6608" officeooo:paragraph-rsid="003a66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a66d7" officeooo:paragraph-rsid="003a66d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c59f2" officeooo:paragraph-rsid="003c59f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ce6ba" officeooo:paragraph-rsid="003ce6b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normal" officeooo:rsid="003205ac" officeooo:paragraph-rsid="003205ac" fo:background-color="#ffff00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erif" fo:font-size="12pt" fo:letter-spacing="normal" fo:font-style="normal" fo:font-weight="bold" officeooo:rsid="0037db65" officeooo:paragraph-rsid="0037db6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Liberation Serif" fo:font-size="12pt" officeooo:rsid="00164b31" officeooo:paragraph-rsid="00164b31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officeooo:rsid="00275639" officeooo:paragraph-rsid="00275639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officeooo:rsid="00275639" officeooo:paragraph-rsid="00275639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officeooo:paragraph-rsid="0027563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officeooo:rsid="00279b70" officeooo:paragraph-rsid="00279b70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officeooo:rsid="00279b70" officeooo:paragraph-rsid="0032ec48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officeooo:rsid="00297b9b" officeooo:paragraph-rsid="00297b9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75359"/>
    </style:style>
    <style:style style:name="T3" style:family="text">
      <style:text-properties style:text-position="super 58%" officeooo:rsid="00164b31"/>
    </style:style>
    <style:style style:name="T4" style:family="text">
      <style:text-properties style:text-position="super 58%" officeooo:rsid="0027563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75359"/>
    </style:style>
    <style:style style:name="T7" style:family="text">
      <style:text-properties style:text-position="0% 100%" officeooo:rsid="00164b31"/>
    </style:style>
    <style:style style:name="T8" style:family="text">
      <style:text-properties style:text-position="0% 100%" officeooo:rsid="00175359" fo:background-color="#ffff00" loext:char-shading-value="0"/>
    </style:style>
    <style:style style:name="T9" style:family="text">
      <style:text-properties fo:font-variant="normal" fo:text-transform="none" fo:color="#222222" style:text-position="0% 100%" fo:letter-spacing="normal" fo:font-style="normal" fo:font-weight="normal"/>
    </style:style>
    <style:style style:name="T10" style:family="text">
      <style:text-properties fo:font-variant="normal" fo:text-transform="none" fo:color="#222222" style:text-position="0% 100%" fo:letter-spacing="normal" fo:font-style="normal" fo:font-weight="normal" officeooo:rsid="001b7558"/>
    </style:style>
    <style:style style:name="T11" style:family="text">
      <style:text-properties fo:font-variant="normal" fo:text-transform="none" fo:color="#222222" style:text-position="0% 100%" fo:letter-spacing="normal" fo:font-style="normal" fo:font-weight="normal" officeooo:rsid="001ef81e"/>
    </style:style>
    <style:style style:name="T12" style:family="text">
      <style:text-properties fo:font-variant="normal" fo:text-transform="none" fo:color="#222222" style:text-position="0% 100%" fo:letter-spacing="normal" fo:font-style="normal" fo:font-weight="normal" officeooo:rsid="001f21e8"/>
    </style:style>
    <style:style style:name="T13" style:family="text">
      <style:text-properties fo:font-variant="normal" fo:text-transform="none" fo:color="#222222" style:text-position="0% 100%" fo:letter-spacing="normal" fo:font-style="normal" fo:font-weight="normal" officeooo:rsid="00241b4f"/>
    </style:style>
    <style:style style:name="T14" style:family="text">
      <style:text-properties fo:font-variant="normal" fo:text-transform="none" fo:color="#222222" style:text-position="0% 100%" fo:letter-spacing="normal" fo:font-style="normal" fo:font-weight="normal" officeooo:rsid="00261733"/>
    </style:style>
    <style:style style:name="T15" style:family="text">
      <style:text-properties fo:font-variant="normal" fo:text-transform="none" fo:color="#222222" style:text-position="0% 100%" fo:letter-spacing="normal" fo:font-style="normal" fo:font-weight="normal" officeooo:rsid="00275639"/>
    </style:style>
    <style:style style:name="T16" style:family="text">
      <style:text-properties fo:font-variant="normal" fo:text-transform="none" fo:color="#222222" style:text-position="0% 100%" fo:letter-spacing="normal" fo:font-style="normal" fo:font-weight="normal" officeooo:rsid="001a806e"/>
    </style:style>
    <style:style style:name="T17" style:family="text">
      <style:text-properties fo:font-variant="normal" fo:text-transform="none" fo:color="#222222" style:text-position="0% 100%" fo:letter-spacing="normal" fo:font-style="normal" fo:font-weight="normal" officeooo:rsid="00222bf6"/>
    </style:style>
    <style:style style:name="T18" style:family="text">
      <style:text-properties fo:font-variant="normal" fo:text-transform="none" fo:color="#222222" style:text-position="0% 100%" fo:letter-spacing="normal" fo:font-style="normal" fo:font-weight="normal" officeooo:rsid="00175359" fo:background-color="#ffff00" loext:char-shading-value="0"/>
    </style:style>
    <style:style style:name="T19" style:family="text">
      <style:text-properties fo:font-variant="normal" fo:text-transform="none" fo:color="#222222" style:text-position="0% 100%" fo:letter-spacing="normal" fo:font-style="normal" fo:font-weight="normal" fo:background-color="#ffff00" loext:char-shading-value="0"/>
    </style:style>
    <style:style style:name="T20" style:family="text">
      <style:text-properties fo:font-variant="normal" fo:text-transform="none" fo:color="#222222" style:text-position="0% 100%" style:font-name="Liberation Serif1" fo:letter-spacing="normal" fo:font-style="normal" fo:font-weight="normal"/>
    </style:style>
    <style:style style:name="T21" style:family="text">
      <style:text-properties fo:font-variant="normal" fo:text-transform="none" fo:color="#222222" style:text-position="0% 100%" style:font-name="Liberation Serif1" fo:letter-spacing="normal" fo:font-style="normal" fo:font-weight="normal" officeooo:rsid="001b7558"/>
    </style:style>
    <style:style style:name="T22" style:family="text">
      <style:text-properties fo:font-variant="normal" fo:text-transform="none" fo:color="#222222" style:text-position="0% 100%" style:font-name="Liberation Serif1" fo:letter-spacing="normal" fo:font-style="normal" fo:font-weight="normal" officeooo:rsid="001f21e8"/>
    </style:style>
    <style:style style:name="T23" style:family="text">
      <style:text-properties fo:font-variant="normal" fo:text-transform="none" fo:color="#222222" style:text-position="0% 100%" style:font-name="Liberation Serif1" fo:letter-spacing="normal" fo:font-style="normal" fo:font-weight="normal" officeooo:rsid="00241b4f"/>
    </style:style>
    <style:style style:name="T24" style:family="text">
      <style:text-properties fo:font-variant="normal" fo:text-transform="none" fo:color="#222222" style:text-position="super 58%" fo:letter-spacing="normal" fo:font-style="normal" fo:font-weight="normal"/>
    </style:style>
    <style:style style:name="T25" style:family="text">
      <style:text-properties fo:font-variant="normal" fo:text-transform="none" fo:color="#222222" style:text-position="super 58%" fo:letter-spacing="normal" fo:font-style="normal" fo:font-weight="normal" officeooo:rsid="001d606b"/>
    </style:style>
    <style:style style:name="T26" style:family="text">
      <style:text-properties fo:font-variant="normal" fo:text-transform="none" fo:color="#222222" style:text-position="super 58%" fo:letter-spacing="normal" fo:font-style="normal" fo:font-weight="normal" officeooo:rsid="00275639"/>
    </style:style>
    <style:style style:name="T27" style:family="text">
      <style:text-properties fo:font-variant="normal" fo:text-transform="none" fo:color="#222222" style:text-position="sub 58%" fo:letter-spacing="normal" fo:font-style="normal" fo:font-weight="normal"/>
    </style:style>
    <style:style style:name="T28" style:family="text">
      <style:text-properties officeooo:rsid="00275639"/>
    </style:style>
    <style:style style:name="T29" style:family="text">
      <style:text-properties style:text-position="sub 58%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3991f4"/>
    </style:style>
    <style:style style:name="T32" style:family="text">
      <style:text-properties officeooo:rsid="003a6608"/>
    </style:style>
    <style:style style:name="T33" style:family="text">
      <style:text-properties officeooo:rsid="003a66d7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3a66d7"/>
    </style:style>
    <style:style style:name="T36" style:family="text">
      <style:text-properties officeooo:rsid="003ce6ba"/>
    </style:style>
    <style:style style:name="T37" style:family="text">
      <style:text-properties officeooo:rsid="003dbf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gham Michaelis</text:p>
      <text:p text:style-name="P1">A00364825</text:p>
      <text:p text:style-name="P1">September 12<text:span text:style-name="T1">th</text:span> 2017</text:p>
      <text:p text:style-name="P26">Assignment #1</text:p>
      <text:p text:style-name="P2">Problem 1.</text:p>
      <text:p text:style-name="P27"><text:span text:style-name="T5">This exercise is to convince you that exponential time algorithms are not quite useful.</text:span></text:p>
      <text:p text:style-name="P27"><text:span text:style-name="T5">Suppose we have an algorithm A whose running time is O(2^n ). For simplicity, we assume</text:span></text:p>
      <text:p text:style-name="P27"><text:span text:style-name="T5">that the algorithm A needs 2^n instructions to finish for any input size of n (e.g., if n = 5, A</text:span></text:p>
      <text:p text:style-name="P27"><text:span text:style-name="T5">will finish after 2^5 = 32 instructions).</text:span></text:p>
      <text:p text:style-name="P27"><text:span text:style-name="T5">According to Wikipedia, as of June 2017, the fastest supercomputer in the world is “Sunway</text:span></text:p>
      <text:p text:style-name="P27"><text:span text:style-name="T5">TaihuLight” (which is located in Wuxi, China) can perform roughly 10^17 instructions per</text:span></text:p>
      <text:p text:style-name="P27"><text:span text:style-name="T5">second. Suppose we run the algorithm A on Sunway TaihuLight. Answer the following</text:span></text:p>
      <text:p text:style-name="P27"><text:span text:style-name="T5">questions.</text:span></text:p>
      <text:p text:style-name="P4"/>
      <text:p text:style-name="P5">a.) <text:span text:style-name="T28">For the input size n = 100 (which is a relatively small input), how much time does</text:span></text:p>
      <text:p text:style-name="P9">Sunway TaihuLight need to finish the algorithm? Give the time in terms of centuries.</text:p>
      <text:p text:style-name="P4"/>
      <text:p text:style-name="P2"><text:span text:style-name="T5">We would need to run 2</text:span><text:span text:style-name="T1">100</text:span><text:span text:style-name="T5"> instructions to finish.</text:span></text:p>
      <text:p text:style-name="P2"><text:span text:style-name="T5">We need to provide runtime in centuries, for 10</text:span><text:span text:style-name="T1">17 </text:span><text:span text:style-name="T5">instructions per second</text:span></text:p>
      <text:p text:style-name="P2"><text:span text:style-name="T5">There are 3.154 e</text:span><text:span text:style-name="T1">9</text:span><text:span text:style-name="T5"> seconds in a century</text:span></text:p>
      <text:p text:style-name="P4"/>
      <text:p text:style-name="P4">The SunwayTaihuLight can do</text:p>
      <text:p text:style-name="P2"><text:span text:style-name="T5">3.154e</text:span><text:span text:style-name="T1">26</text:span><text:span text:style-name="T5"> instructions per century.</text:span></text:p>
      <text:p text:style-name="P4"/>
      <text:p text:style-name="P4">So…</text:p>
      <text:p text:style-name="P2"><text:span text:style-name="T5">2</text:span><text:span text:style-name="T1">100</text:span><text:span text:style-name="T5"> </text:span><text:span text:style-name="T6">divided by 3.154e</text:span><text:span text:style-name="T2">26</text:span><text:span text:style-name="T6"> which gives us about </text:span><text:span text:style-name="T8">4019 centuries.</text:span></text:p>
      <text:p text:style-name="P6"/>
      <text:p text:style-name="P8">b.) <text:span text:style-name="T28">For the input size n = 1000, how much time does Sunway TaihuLight need to finish the</text:span></text:p>
      <text:p text:style-name="P9">algorithm? Give the time in terms of centuries.</text:p>
      <text:p text:style-name="P7"/>
      <text:p text:style-name="P28"><text:span text:style-name="T6">Following the same method from above;</text:span></text:p>
      <text:p text:style-name="P28"><text:span text:style-name="T7">2</text:span><text:span text:style-name="T3">100</text:span><text:span text:style-name="T4">0</text:span><text:span text:style-name="T7"> </text:span><text:span text:style-name="T6">divided by 3.154e</text:span><text:span text:style-name="T2">26</text:span><text:span text:style-name="T6"> we get </text:span><text:span text:style-name="T19">3.397301e+274 </text:span><text:span text:style-name="T18">centuri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Problem 2.</text:p>
      <text:p text:style-name="P16">Suppose you have algorithms with the five running times given below. (Assume these are</text:p>
      <text:p text:style-name="P16">the exact running times.) How much slower does each of these algorithms become when you</text:p>
      <text:p text:style-name="P15">double the input size (i.e., n becomes 2n)?</text:p>
      <text:p text:style-name="P11"/>
      <text:p text:style-name="P11">Double the input size how much does it grow?</text:p>
      <text:p text:style-name="P11"/>
      <text:p text:style-name="P12"><text:span text:style-name="T28">(</text:span>a<text:span text:style-name="T28">)</text:span> <text:span text:style-name="T28">n</text:span><text:span text:style-name="T4">2 <text:s text:c="19"/></text:span><text:span text:style-name="T28">=&gt; </text:span><text:s/>4</text:p>
      <text:p text:style-name="P12"><text:span text:style-name="T28">(</text:span>b<text:span text:style-name="T28">)</text:span> <text:span text:style-name="T28">n</text:span><text:span text:style-name="T4">3</text:span> <text:s text:c="11"/><text:span text:style-name="T28">=&gt; </text:span>8</text:p>
      <text:p text:style-name="P12"><text:span text:style-name="T28">(</text:span>c<text:span text:style-name="T28">) 100n</text:span><text:span text:style-name="T4">2</text:span><text:span text:style-name="T28"> <text:s text:c="5"/>=&gt;</text:span> 4</text:p>
      <text:p text:style-name="P12"><text:span text:style-name="T28">(</text:span>d<text:span text:style-name="T28">)</text:span> <text:span text:style-name="T28">nlog(n) <text:s text:c="2"/>=&gt; <text:s/></text:span>((2/logn) + (2))</text:p>
      <text:p text:style-name="P12"/>
      <text:p text:style-name="P23">The answer to the following question was discovered while working with Josh Dawson.</text:p>
      <text:p text:style-name="P3"><text:span text:style-name="T15">(</text:span><text:span text:style-name="T9">e</text:span><text:span text:style-name="T15">)</text:span><text:span text:style-name="T9"> 2</text:span><text:span text:style-name="T25">n <text:s text:c="20"/></text:span><text:span text:style-name="T15">=&gt; <text:s/>2</text:span><text:span text:style-name="T26">n</text:span><text:span text:style-name="T15"> <text:s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Problem 3.</text:p>
      <text:p text:style-name="P23">Note* Some of these answers were discovered while working with Josh Dawson.</text:p>
      <text:p text:style-name="P16">For each of the following pairs of functions, indicate whether it is one of the three cases:</text:p>
      <text:p text:style-name="P16">f (n) = O(g(n)), f (n) = Ω(g(n)), or f (n) = Θ(g(n)). For each pair, you only need to give</text:p>
      <text:p text:style-name="P16">your answer and the proof is not required.</text:p>
      <text:p text:style-name="P12"/>
      <text:p text:style-name="P12"/>
      <text:p text:style-name="P12">For each pair indicate the relationship</text:p>
      <text:p text:style-name="P12"/>
      <text:p text:style-name="P29"><text:span text:style-name="T9">(a) f (n) = 100n + log n <text:s/>and g(n) = 6n + log</text:span><text:span text:style-name="T24">2 </text:span><text:span text:style-name="T9">n. <text:s text:c="4"/>=&gt;</text:span><text:span text:style-name="T16"> </text:span><text:span text:style-name="T10">f(n) = </text:span><text:span text:style-name="T21">Θ</text:span><text:span text:style-name="T10">(g(n))</text:span></text:p>
      <text:p text:style-name="P29">(b) f (n) = 20 log n + 4 <text:s/>and g(n) = log n<text:span text:style-name="T1">2</text:span> − 100. <text:s text:c="2"/>=&gt; <text:span text:style-name="T10"><text:s/></text:span><text:span text:style-name="T11">f(n) = </text:span><text:span text:style-name="T22">Θ</text:span><text:span text:style-name="T11">(g(n)) </text:span></text:p>
      <text:p text:style-name="P30"><text:span text:style-name="T11">(</text:span><text:span text:style-name="T9">c) <text:s/>f(n) = n</text:span><text:span text:style-name="T24">2</text:span><text:span text:style-name="T9">/(log n) <text:s text:c="6"/>and g(n) = nlog</text:span><text:span text:style-name="T24">2</text:span><text:span text:style-name="T9"> n. <text:s text:c="10"/>=&gt; </text:span><text:span text:style-name="T11"><text:s/></text:span><text:span text:style-name="T12">f(n) = </text:span><text:span text:style-name="T23">Ω</text:span><text:span text:style-name="T12">(g(n))</text:span></text:p>
      <text:p text:style-name="P29"><text:span text:style-name="T12">(d) f (n) = </text:span><text:span text:style-name="T9">sqrt(n) <text:s text:c="10"/>and g(n) = log</text:span><text:span text:style-name="T24">5 </text:span><text:span text:style-name="T9">n. <text:s text:c="13"/>=&gt; <text:s/></text:span><text:span text:style-name="T17">f(n) = </text:span><text:span text:style-name="T23">Ω</text:span><text:span text:style-name="T13">(g(n))</text:span></text:p>
      <text:p text:style-name="P31"><text:span text:style-name="T13">(e) f (n) = n2</text:span><text:span text:style-name="T24">n</text:span><text:span text:style-name="T13"> <text:s text:c="16"/>and g(n) = 3</text:span><text:span text:style-name="T24">n <text:s text:c="2"/></text:span><text:span text:style-name="T9"><text:s text:c="19"/>=&gt; </text:span><text:span text:style-name="T13"><text:s/>f(n) = </text:span><text:span text:style-name="T14">O</text:span><text:span text:style-name="T9">(</text:span><text:span text:style-name="T13">g(n)</text:span><text:span text:style-name="T9">)</text:span></text:p>
      <text:p text:style-name="P31"><text:span text:style-name="T13">(f) f (n) = 4n log n <text:s text:c="8"/>and g(n) = nlog</text:span><text:span text:style-name="T27">3</text:span><text:span text:style-name="T13"> n <text:s text:c="13"/></text:span><text:span text:style-name="T9">=&gt; </text:span><text:span text:style-name="T13"><text:s/>f(n) = </text:span><text:span text:style-name="T22">Θ</text:span><text:span text:style-name="T20">(</text:span><text:span text:style-name="T13">g(n)</text:span><text:span text:style-name="T9">)</text:span></text:p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4. This is a “warm-up” exercise on algorithm design and analysis.</text:p>
      <text:p text:style-name="P17">The knapsack problem is defined as follows: Given as input a knapsack of size K and n items</text:p>
      <text:p text:style-name="P17">whose sizes are k<text:span text:style-name="T29">1</text:span> , k<text:span text:style-name="T29">2</text:span> , . . . , k<text:span text:style-name="T29">n</text:span> , where K and k<text:span text:style-name="T29">1</text:span> , k<text:span text:style-name="T29">2</text:span> , . . . , k<text:span text:style-name="T29">n</text:span> are all positive real numbers, the</text:p>
      <text:p text:style-name="P17">problem is to find a full “packing” of the knapsack (i.e., choose a subset of the n items such</text:p>
      <text:p text:style-name="P17">that the total sum of the sizes of the items in the chosen subset is exactly equal to K).</text:p>
      <text:p text:style-name="P17"/>
      <text:p text:style-name="P17">It is well known that the knapsack problem is NP-complete, which implies that it is very</text:p>
      <text:p text:style-name="P17">likely that efficient algorithms (i.e., those with a polynomial running time) for this problem</text:p>
      <text:p text:style-name="P17">do not exist. Thus, people tend to look for good approximation algorithms for solving</text:p>
      <text:p text:style-name="P17">this problem. In this exercise, we relax the constraint of the knapsack problem as follows.</text:p>
      <text:p text:style-name="P17"/>
      <text:p text:style-name="P17">We still seek a packing of the knapsack, but we need not look for a “full” packing of the</text:p>
      <text:p text:style-name="P17">knapsack; instead, we look for a packing of the knapsack (i.e., a subset of the n input items)</text:p>
      <text:p text:style-name="P17">such that the total sum of the sizes of the items in the chosen subset is at least K/2 (but no</text:p>
      <text:p text:style-name="P17">more than K). This is called a factor of 2 approximation solution for the knapsack problem.</text:p>
      <text:p text:style-name="P17">To simplify the problem, we assume that a factor of 2 approximation solution for the knapsack</text:p>
      <text:p text:style-name="P17">problem always exists, i.e, there always exists a subset of items whose total size is at least</text:p>
      <text:p text:style-name="P17">K/2 and at most K.</text:p>
      <text:p text:style-name="P17"/>
      <text:p text:style-name="P17">For example, if the sizes of the n items are {9, 24, 14, 5, 8, 17} and K = 20, then {9, 5} is</text:p>
      <text:p text:style-name="P17">a factor of 2 approximation solution. Note that such a solution may not be unique. For</text:p>
      <text:p text:style-name="P17">example, {9, 8} is also a solution.</text:p>
      <text:p text:style-name="P17"/>
      <text:p text:style-name="P17">Design a polynomial time algorithm for computing a factor of 2 approximation solution, and</text:p>
      <text:p text:style-name="P17">analyze the running time of your algorithm (in the big-O notation). (20 points)</text:p>
      <text:p text:style-name="P17"/>
      <text:p text:style-name="P17">If your algorithm runs in O(n) time and is correct, then you will get 5 bonus points.</text:p>
      <text:p text:style-name="P17"/>
      <text:p text:style-name="P17">Note: I would like to emphasize the following, which applies to the algorithm design questions</text:p>
      <text:p text:style-name="P17">in all assignments of this course.</text:p>
      <text:p text:style-name="P17"/>
      <text:p text:style-name="P17">1. <text:span text:style-name="T30">Algorithm Description</text:span> You are required to clearly describe the main idea of your algorithm.</text:p>
      <text:p text:style-name="P17"/>
      <text:p text:style-name="P17">2. <text:span text:style-name="T30">Pseudocode</text:span> The pseudocode is optional. However, you may also give the pseudo-code</text:p>
      <text:p text:style-name="P17">if you feel it is helpful for you to explain your algorithm. (The reason I want to see</text:p>
      <text:p text:style-name="P17">the algorithm description instead of only the code or pseudo-code is that it would be</text:p>
      <text:p text:style-name="P17">difficult to understand another person’s code without any explanation.)</text:p>
      <text:p text:style-name="P17"/>
      <text:p text:style-name="P17">3. <text:span text:style-name="T30">Correctness</text:span> You also need to briefly explain why your algorithm is correct, i.e., why</text:p>
      <text:p text:style-name="P17">your algorithm can produce a factor of 2 approximation solution.</text:p>
      <text:p text:style-name="P17"/>
      <text:p text:style-name="P17">4. <text:span text:style-name="T30">Time Analysis</text:span> Please make sure that you analyze the running time of your algorithm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><text:soft-page-break/>1. Alg<text:span text:style-name="T31">orithm Description</text:span></text:p>
      <text:p text:style-name="P18">Here is the outline of my algorithm which will run in O(n) time.</text:p>
      <text:p text:style-name="P18"/>
      <text:p text:style-name="P18">Assumptions: </text:p>
      <text:p text:style-name="P18">1. We know how big the knapsack is. K is given and it is a constant</text:p>
      <text:p text:style-name="P18">2. The solution is obtained as soon as the knapsack is filled to at least <text:span text:style-name="T32">K</text:span>/2. After that happens the algorithm terminates.</text:p>
      <text:p text:style-name="P18">3. There exists a solution.</text:p>
      <text:p text:style-name="P18"/>
      <text:p text:style-name="P19">D</text:p>
      <text:p text:style-name="P18">We are going to traverse the set just once. <text:span text:style-name="T32">And at each item we will ask;</text:span></text:p>
      <text:p text:style-name="P18"/>
      <text:p text:style-name="P19">1. Is this item greater than K?</text:p>
      <text:p text:style-name="P19"><text:tab/>If it is this item has no use to us and we discard and move to the next thing in line. ==&gt; continue</text:p>
      <text:p text:style-name="P19"/>
      <text:p text:style-name="P19">If that first condition doesn’t happen then we move to step 2.</text:p>
      <text:p text:style-name="P18"/>
      <text:p text:style-name="P19">2. Is this item greater than or equal to K/2 and less than or equal to K?</text:p>
      <text:p text:style-name="P19"><text:tab/>If it is we are done and the knapsack is filled to <text:span text:style-name="T36">at least </text:span>K/2. ==&gt; <text:span text:style-name="T33">te</text:span>rminate.</text:p>
      <text:p text:style-name="P19"/>
      <text:p text:style-name="P19">If that second condition doesn’t happen then we move to step 3.</text:p>
      <text:p text:style-name="P19"/>
      <text:p text:style-name="P19">3. Because we are at this step we know <text:span text:style-name="T33">that every item we are looking at here is smaller than K/2.</text:span></text:p>
      <text:p text:style-name="P19"><text:tab/><text:span text:style-name="T33">We are going to take every item we encounter in this step and place them in a “</text:span><text:span text:style-name="T35">possible</text:span><text:span text:style-name="T33">” <text:tab/>knapsack. ==&gt; continue.</text:span></text:p>
      <text:p text:style-name="P19"/>
      <text:p text:style-name="P20">3a. If our “<text:span text:style-name="T34">possible”</text:span> knapsack has a size greater than or equal to K/2. We are finished and the knapsack is filled to at least K/2. ==&gt; terminate.</text:p>
      <text:p text:style-name="P19"/>
      <text:p text:style-name="P21">2. <text:span text:style-name="T30">Pseudocode</text:span></text:p>
      <text:p text:style-name="P21">Not really needed.</text:p>
      <text:p text:style-name="P21"/>
      <text:p text:style-name="P21">3. <text:span text:style-name="T30">Correctness</text:span></text:p>
      <text:p text:style-name="P21">This is correct <text:span text:style-name="T36">for two reasons.</text:span></text:p>
      <text:p text:style-name="P22"/>
      <text:p text:style-name="P22"><text:tab/>1. If an item is greater than or equal to K/2 and less than or equal to K, this algorithm will find it <text:tab/>and terminate once it does.</text:p>
      <text:p text:style-name="P22"/>
      <text:p text:style-name="P22"><text:tab/>2. If reason 1 is not satisfied then it means that a solution is to be found from some combination <text:tab/>of items that are less than K/2. The algorithm described above will collect all the items of this <text:tab/>size that it encounters and place them in a “<text:span text:style-name="T34">possible</text:span>” knapsack. Once this knapsack reaches size <text:tab/>of at least K/2. We are done.</text:p>
      <text:p text:style-name="P22"/>
      <text:p text:style-name="P22"><text:tab/>2a. This works because you can never add an item to the running sum that will tip it over K. <text:tab/>Because all the values are smaller than K/2.</text:p>
      <text:p text:style-name="P19"><text:tab/></text:p>
      <text:p text:style-name="P21">4. <text:span text:style-name="T30">Time Analysis</text:span></text:p>
      <text:p text:style-name="P21">As was mentioned before we are traversing the set just once and we are performing multiple operations <text:s/>at every item. But we are only traversing once, So O(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0:50:51.055268504</meta:creation-date>
    <meta:generator>LibreOffice/5.1.6.2$Linux_X86_64 LibreOffice_project/10m0$Build-2</meta:generator>
    <dc:date>2017-09-12T19:36:38.186092747</dc:date>
    <meta:editing-duration>PT1H50M</meta:editing-duration>
    <meta:editing-cycles>16</meta:editing-cycles>
    <meta:document-statistic meta:table-count="0" meta:image-count="0" meta:object-count="0" meta:page-count="5" meta:paragraph-count="108" meta:word-count="1362" meta:character-count="7279" meta:non-whitespace-character-count="5835"/>
  </office:meta>
</office:document-meta>
</file>